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25.4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81.81pt"/>
    </style:style>
    <style:style style:name="co11" style:family="table-column">
      <style:table-column-properties fo:break-before="auto" style:column-width="42.46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38.55pt"/>
    </style:style>
    <style:style style:name="co14" style:family="table-column">
      <style:table-column-properties fo:break-before="auto" style:column-width="339.65pt"/>
    </style:style>
    <style:style style:name="co15" style:family="table-column">
      <style:table-column-properties fo:break-before="auto" style:column-width="58.34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8.9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Noto Emoji" fo:font-weight="bold" style:font-name-asian="Noto Emoji" style:font-weight-asian="bold" style:font-name-complex="Noto Emoji" style:font-weight-complex="bold"/>
    </style:style>
    <style:style style:name="ce4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number-columns-repeated="100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Up</text:p>
          </table:table-cell>
          <table:table-cell table:style-name="ce3" office:value-type="string" calcext:value-type="string">
            <text:p>🌞</text:p>
          </table:table-cell>
          <table:table-cell table:style-name="ce3" office:value-type="string" calcext:value-type="string">
            <text:p>💡</text:p>
          </table:table-cell>
          <table:table-cell table:style-name="ce3" office:value-type="string" calcext:value-type="string">
            <text:p><text:span text:style-name="T1">💊</text:span><text:span text:style-name="T2"> A. M.</text:span></text:p>
          </table:table-cell>
          <table:table-cell table:style-name="ce1" office:value-type="string" calcext:value-type="string">
            <text:p>Listerine</text:p>
          </table:table-cell>
          <table:table-cell table:style-name="ce1" office:value-type="string" calcext:value-type="string">
            <text:p>OOB</text:p>
          </table:table-cell>
          <table:table-cell table:style-name="ce1" office:value-type="string" calcext:value-type="string">
            <text:p>At School</text:p>
          </table:table-cell>
          <table:table-cell table:style-name="ce1" office:value-type="string" calcext:value-type="string">
            <text:p>Slack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Class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<text:span text:style-name="T1">💊</text:span> P. M.</text:p>
          </table:table-cell>
          <table:table-cell table:style-name="ce1" office:value-type="string" calcext:value-type="string">
            <text:p>Brushed teeth</text:p>
          </table:table-cell>
          <table:table-cell table:style-name="ce1" office:value-type="string" calcext:value-type="string">
            <text:p>Shaved</text:p>
          </table:table-cell>
          <table:table-cell table:style-name="ce3" office:value-type="string" calcext:value-type="string">
            <text:p>🚿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0,00</text:p>
          </table:table-cell>
          <table:table-cell table:number-columns-repeated="1007"/>
        </table:table-row>
        <table:table-row table:style-name="ro2">
          <table:table-cell table:style-name="ce2" office:value-type="date" office:date-value="2016-09-06" calcext:value-type="date">
            <text:p>2016-09-06</text:p>
          </table:table-cell>
          <table:table-cell office:value-type="string" calcext:value-type="string">
            <text:p>8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8,39</text:p>
          </table:table-cell>
          <table:table-cell table:style-name="ce4" office:value-type="string" calcext:value-type="string">
            <text:p>8,54? At least by 8,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,33</text:p>
          </table:table-cell>
          <table:table-cell office:value-type="string" calcext:value-type="string">
            <text:p>0 Laundry</text:p>
          </table:table-cell>
          <table:table-cell table:number-columns-repeated="1006"/>
        </table:table-row>
        <table:table-row table:style-name="ro3">
          <table:table-cell table:style-name="ce2" office:value-type="date" office:date-value="2016-09-07" calcext:value-type="date">
            <text:p>2016-09-07</text:p>
          </table:table-cell>
          <table:table-cell office:value-type="string" calcext:value-type="string">
            <text:p>7,28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7,43</text:p>
          </table:table-cell>
          <table:table-cell office:value-type="string" calcext:value-type="string">
            <text:p>(took bus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,49</text:p>
          </table:table-cell>
          <table:table-cell office:value-type="string" calcext:value-type="string">
            <text:p>P Reading due (A Critical Introduction chapter 1 through 1.2.2 inclusive)</text:p>
            <text:p>1 Formulate three questions on the material to discuss in class Wednesday</text:p>
            <text:p>0 Laundry</text:p>
            <text:p>0 Add bedtime fade-and-lock-out</text:p>
            <text:p>0 Add evening colorfilter starter</text:p>
            <text:p>0 Get extra readings from FirstClass</text:p>
          </table:table-cell>
          <table:table-cell office:value-type="string" calcext:value-type="string">
            <text:p>Even though I didn’t shower, I do feel very dirty and wanted to shower. I thought about it earlier, and had time to, but I decided to eat instead, since I was hungry. I stopped using the computer in time to shower, but that didn’t leave sufficient time to both eat and shower. Since it is past my bed time now, I did not shave, either, although I considered that, also. (Another reason I chose not to shave is that I should find a new razor blade, as my current one is dull.)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16-09-08" calcext:value-type="date">
            <text:p>2016-09-08</text:p>
          </table:table-cell>
          <table:table-cell table:number-columns-repeated="16"/>
          <table:table-cell office:value-type="string" calcext:value-type="string">
            <text:p>- Laundry</text:p>
            <text:p><text:span text:style-name="T2">- Add bedtime fade-and-lock-out</text:span></text:p>
            <text:p><text:span text:style-name="T2">- Add evening colorfilter starter</text:span>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09" calcext:value-type="date">
            <text:p>2016-09-0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0" calcext:value-type="date">
            <text:p>2016-09-10</text:p>
          </table:table-cell>
          <table:table-cell table:number-columns-repeated="1023"/>
        </table:table-row>
        <table:table-row table:style-name="ro4">
          <table:table-cell table:style-name="ce2" office:value-type="date" office:date-value="2016-09-11" calcext:value-type="date">
            <text:p>2016-09-11</text:p>
          </table:table-cell>
          <table:table-cell table:number-columns-repeated="16"/>
          <table:table-cell office:value-type="string" calcext:value-type="string">
            <text:p>- Get extra readings from FirstClass</text:p>
          </table:table-cell>
          <table:table-cell table:number-columns-repeated="1006"/>
        </table:table-row>
        <table:table-row table:style-name="ro5">
          <table:table-cell table:style-name="ce2" office:value-type="date" office:date-value="2016-09-12" calcext:value-type="date">
            <text:p>2016-09-12</text:p>
          </table:table-cell>
          <table:table-cell table:number-columns-repeated="16"/>
          <table:table-cell office:value-type="string" calcext:value-type="string">
            <text:p>- Reading due: PDF (see Slack)</text:p>
            <text:p>- Response paper due</text:p>
            <text:p>- Meeting w/ Sara Henry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3" calcext:value-type="date">
            <text:p>2016-09-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4" calcext:value-type="date">
            <text:p>2016-09-1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5" calcext:value-type="date">
            <text:p>2016-09-15</text:p>
          </table:table-cell>
          <table:table-cell table:number-columns-repeated="16"/>
          <table:table-cell office:value-type="string" calcext:value-type="string">
            <text:p>- Done signature tracing assignment?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6" calcext:value-type="date">
            <text:p>2016-09-16</text:p>
          </table:table-cell>
          <table:table-cell table:number-columns-repeated="16"/>
          <table:table-cell office:value-type="string" calcext:value-type="string">
            <text:p>- NMD104 Signature Tracing assignment due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7" calcext:value-type="date">
            <text:p>2016-09-1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8" calcext:value-type="date">
            <text:p>2016-09-1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9" calcext:value-type="date">
            <text:p>2016-09-1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0" calcext:value-type="date">
            <text:p>2016-09-2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1" calcext:value-type="date">
            <text:p>2016-09-2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2" calcext:value-type="date">
            <text:p>2016-09-2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3" calcext:value-type="date">
            <text:p>2016-09-2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4" calcext:value-type="date">
            <text:p>2016-09-2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5" calcext:value-type="date">
            <text:p>2016-09-2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6" calcext:value-type="date">
            <text:p>2016-09-2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7" calcext:value-type="date">
            <text:p>2016-09-2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8" calcext:value-type="date">
            <text:p>2016-09-2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9" calcext:value-type="date">
            <text:p>2016-09-2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30" calcext:value-type="date">
            <text:p>2016-09-3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1" calcext:value-type="date">
            <text:p>2016-10-0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2" calcext:value-type="date">
            <text:p>2016-10-0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3" calcext:value-type="date">
            <text:p>2016-10-0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4" calcext:value-type="date">
            <text:p>2016-10-0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5" calcext:value-type="date">
            <text:p>2016-10-0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6" calcext:value-type="date">
            <text:p>2016-10-0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7" calcext:value-type="date">
            <text:p>2016-10-0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8" calcext:value-type="date">
            <text:p>2016-10-0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9" calcext:value-type="date">
            <text:p>2016-10-0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0" calcext:value-type="date">
            <text:p>2016-10-1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1" calcext:value-type="date">
            <text:p>2016-10-1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2" calcext:value-type="date">
            <text:p>2016-10-1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3" calcext:value-type="date">
            <text:p>2016-10-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4" calcext:value-type="date">
            <text:p>2016-10-1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5" calcext:value-type="date">
            <text:p>2016-10-1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6" calcext:value-type="date">
            <text:p>2016-10-1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7" calcext:value-type="date">
            <text:p>2016-10-1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8" calcext:value-type="date">
            <text:p>2016-10-1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9" calcext:value-type="date">
            <text:p>2016-10-19</text:p>
          </table:table-cell>
          <table:table-cell table:number-columns-repeated="102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23:48:28.951504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7T23:48:35.935991221</dc:date>
    <meta:editing-duration>PT19H31M28S</meta:editing-duration>
    <meta:editing-cycles>65</meta:editing-cycles>
    <meta:document-statistic meta:table-count="1" meta:cell-count="120" meta:object-count="0"/>
  </office:meta>
</office:document-meta>
</file>